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a9b7c6"/>
    </style:style>
    <style:style style:name="P2" style:family="paragraph" style:parent-style-name="Preformatted_20_Text">
      <style:text-properties fo:color="#a9b7c6" style:font-name="DejaVu Sans Mono" fo:font-size="15pt"/>
    </style:style>
    <style:style style:name="P3" style:family="paragraph" style:parent-style-name="Preformatted_20_Text">
      <style:text-properties fo:color="#a9b7c6" style:font-name="DejaVu Sans Mono" fo:font-size="15pt" officeooo:rsid="001c5df1" officeooo:paragraph-rsid="001c5df1"/>
    </style:style>
    <style:style style:name="P4" style:family="paragraph" style:parent-style-name="Preformatted_20_Text">
      <style:text-properties fo:color="#a9b7c6" style:font-name="DejaVu Sans Mono" fo:font-size="15pt" officeooo:rsid="00208ecb" officeooo:paragraph-rsid="00208ecb"/>
    </style:style>
    <style:style style:name="P5" style:family="paragraph" style:parent-style-name="Preformatted_20_Text">
      <style:text-properties fo:color="#a9b7c6" style:font-name="DejaVu Sans Mono" fo:font-size="15pt" officeooo:rsid="002262c9" officeooo:paragraph-rsid="002262c9"/>
    </style:style>
    <style:style style:name="P6" style:family="paragraph" style:parent-style-name="Preformatted_20_Text">
      <style:text-properties officeooo:rsid="001e1197" officeooo:paragraph-rsid="001e1197"/>
    </style:style>
    <style:style style:name="P7" style:family="paragraph" style:parent-style-name="Preformatted_20_Text">
      <style:text-properties officeooo:rsid="001f6b33" officeooo:paragraph-rsid="001f6b33"/>
    </style:style>
    <style:style style:name="P8" style:family="paragraph" style:parent-style-name="Preformatted_20_Text">
      <style:text-properties officeooo:rsid="00208ecb" officeooo:paragraph-rsid="00208ecb"/>
    </style:style>
    <style:style style:name="P9" style:family="paragraph" style:parent-style-name="Preformatted_20_Text">
      <style:text-properties officeooo:rsid="002262c9" officeooo:paragraph-rsid="002262c9"/>
    </style:style>
    <style:style style:name="P10" style:family="paragraph" style:parent-style-name="Preformatted_20_Text">
      <style:text-properties fo:color="#808080"/>
    </style:style>
    <style:style style:name="P11" style:family="paragraph" style:parent-style-name="Preformatted_20_Text">
      <style:text-properties fo:color="#808080" style:font-name="DejaVu Sans Mono" fo:font-size="15pt"/>
    </style:style>
    <style:style style:name="P12" style:family="paragraph" style:parent-style-name="Preformatted_20_Text">
      <style:paragraph-properties fo:margin-top="0cm" fo:margin-bottom="0.499cm" loext:contextual-spacing="false"/>
      <style:text-properties fo:color="#a9b7c6"/>
    </style:style>
    <style:style style:name="P13" style:family="paragraph" style:parent-style-name="Preformatted_20_Text">
      <style:paragraph-properties fo:margin-top="0cm" fo:margin-bottom="0.499cm" loext:contextual-spacing="false"/>
      <style:text-properties fo:color="#a9b7c6" style:font-name="DejaVu Sans Mono" fo:font-size="15pt"/>
    </style:style>
    <style:style style:name="P14" style:family="paragraph" style:parent-style-name="Standard">
      <style:text-properties officeooo:rsid="001c5df1" officeooo:paragraph-rsid="001c5df1"/>
    </style:style>
    <style:style style:name="P15" style:family="paragraph" style:parent-style-name="Standard">
      <style:text-properties officeooo:rsid="00244309" officeooo:paragraph-rsid="00244309"/>
    </style:style>
    <style:style style:name="P16" style:family="paragraph" style:parent-style-name="Preformatted_20_Text">
      <style:text-properties fo:color="#a9b7c6"/>
    </style:style>
    <style:style style:name="T1" style:family="text">
      <style:text-properties fo:color="#cc7832"/>
    </style:style>
    <style:style style:name="T2" style:family="text">
      <style:text-properties fo:color="#cc7832" style:font-name="DejaVu Sans Mono" fo:font-size="15pt"/>
    </style:style>
    <style:style style:name="T3" style:family="text">
      <style:text-properties fo:color="#6897bb"/>
    </style:style>
    <style:style style:name="T4" style:family="text">
      <style:text-properties fo:color="#6897bb" style:font-name="DejaVu Sans Mono" fo:font-size="15pt"/>
    </style:style>
    <style:style style:name="T5" style:family="text">
      <style:text-properties style:font-name="DejaVu Sans Mono" fo:font-size="15pt"/>
    </style:style>
    <style:style style:name="T6" style:family="text">
      <style:text-properties fo:color="#808080"/>
    </style:style>
    <style:style style:name="T7" style:family="text">
      <style:text-properties fo:color="#808080" style:font-name="DejaVu Sans Mono" fo:font-size="15pt"/>
    </style:style>
    <style:style style:name="T8" style:family="text">
      <style:text-properties fo:color="#808080" style:font-name-asian="AR PL UKai CN" style:font-size-asian="15pt"/>
    </style:style>
    <style:style style:name="T9" style:family="text">
      <style:text-properties fo:color="#808080" officeooo:rsid="00246966" style:font-name-asian="AR PL UKai CN" style:font-size-asian="15pt"/>
    </style:style>
    <style:style style:name="T10" style:family="text">
      <style:text-properties fo:color="#808080" style:font-name-asian="DejaVu Sans Mono" style:font-size-asian="15pt"/>
    </style:style>
    <style:style style:name="T11" style:family="text">
      <style:text-properties fo:color="#808080" style:font-name="Liberation Mono" fo:font-size="10pt" style:font-name-asian="AR PL UKai CN" style:font-size-asian="15pt" style:font-name-complex="Liberation Mono" style:font-size-complex="10pt"/>
    </style:style>
    <style:style style:name="T12" style:family="text">
      <style:text-properties fo:color="#8888c6"/>
    </style:style>
    <style:style style:name="T13" style:family="text">
      <style:text-properties fo:color="#8888c6" style:font-name="DejaVu Sans Mono" fo:font-size="15pt"/>
    </style:style>
    <style:style style:name="T14" style:family="text">
      <style:text-properties fo:color="#ffc66d"/>
    </style:style>
    <style:style style:name="T15" style:family="text">
      <style:text-properties fo:color="#6a8759"/>
    </style:style>
    <style:style style:name="T16" style:family="text">
      <style:text-properties fo:color="#6a8759" style:font-name="DejaVu Sans Mono" fo:font-size="15pt"/>
    </style:style>
    <style:style style:name="T17" style:family="text">
      <style:text-properties fo:color="#aa4926"/>
    </style:style>
    <style:style style:name="T18" style:family="text">
      <style:text-properties officeooo:rsid="002262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数组的操作：</text:p>
      <text:p text:style-name="P14">1.一维数组的索引和切片</text:p>
      <text:p text:style-name="P3"><text:span text:style-name="T1">import </text:span>numpy <text:span text:style-name="T1">as </text:span>np</text:p>
      <text:p text:style-name="P1"><text:span text:style-name="T8"/></text:p>
      <text:p text:style-name="P6">2.多维数组的索引和切片</text:p>
      <text:p text:style-name="P2"><text:bookmark-start text:name="__DdeLink__9801_1284322270"/><text:span text:style-name="T1">from </text:span>numpy <text:span text:style-name="T1">import </text:span>*</text:p>
      <text:p text:style-name="P1"><text:span text:style-name="T7">#</text:span><text:span text:style-name="T8">改变数组维度</text:span></text:p>
      <text:p text:style-name="P2">b = arange(<text:span text:style-name="T3">24</text:span>).reshape(<text:span text:style-name="T3">2</text:span><text:span text:style-name="T1">,</text:span><text:span text:style-name="T3">3</text:span><text:span text:style-name="T1">,</text:span><text:span text:style-name="T3">4</text:span>)</text:p>
      <text:p text:style-name="P2"><text:span text:style-name="T12">print</text:span>(b)</text:p>
      <text:p text:style-name="P1"><text:span text:style-name="T7">#</text:span><text:span text:style-name="T8">访问单个数组元素</text:span></text:p>
      <text:p text:style-name="P2"><text:span text:style-name="T12">print</text:span>(b[<text:span text:style-name="T3">1</text:span><text:span text:style-name="T1">,</text:span><text:span text:style-name="T3">1</text:span><text:span text:style-name="T1">,</text:span><text:span text:style-name="T3">1</text:span>])</text:p>
      <text:p text:style-name="P1"><text:span text:style-name="T7">#</text:span><text:span text:style-name="T8">第一维度所有的</text:span><text:span text:style-name="T7">[1,1]</text:span><text:span text:style-name="T8">位置的元素</text:span></text:p>
      <text:p text:style-name="P2"><text:span text:style-name="T12">print</text:span>(b[:<text:span text:style-name="T1">,</text:span><text:span text:style-name="T3">1</text:span><text:span text:style-name="T1">,</text:span><text:span text:style-name="T3">1</text:span>])</text:p>
      <text:p text:style-name="P1"><text:span text:style-name="T7">#</text:span><text:span text:style-name="T8">第一维度所有元素</text:span></text:p>
      <text:p text:style-name="P2"><text:span text:style-name="T12">print</text:span>(b[<text:span text:style-name="T3">0</text:span>])</text:p>
      <text:p text:style-name="P1"><text:span text:style-name="T13">print</text:span><text:span text:style-name="T5">(b[</text:span><text:span text:style-name="T4">0</text:span><text:span text:style-name="T2">,</text:span><text:span text:style-name="T5">:</text:span><text:span text:style-name="T2">,</text:span><text:span text:style-name="T5">:]) <text:s/></text:span><text:span text:style-name="T7">#</text:span><text:span text:style-name="T8">等价于</text:span><text:span text:style-name="T7">b[0]</text:span></text:p>
      <text:p text:style-name="P1"><text:span text:style-name="T13">print</text:span><text:span text:style-name="T5">(b[</text:span><text:span text:style-name="T4">0</text:span><text:span text:style-name="T2">,</text:span><text:span text:style-name="T5">...]) </text:span><text:span text:style-name="T7">#</text:span><text:span text:style-name="T8">等价于</text:span><text:span text:style-name="T7">b[0],</text:span><text:span text:style-name="T8">多个</text:span><text:span text:style-name="T7">":"</text:span><text:span text:style-name="T8">可以用</text:span><text:span text:style-name="T7">"..."</text:span><text:span text:style-name="T8">代替</text:span></text:p>
      <text:p text:style-name="P1"><text:span text:style-name="T7">#</text:span><text:span text:style-name="T8">可以在数组任意维度中</text:span><text:span text:style-name="T7">,</text:span><text:span text:style-name="T8">做一维数组支持的切片</text:span></text:p>
      <text:p text:style-name="P1"><text:span text:style-name="T7">#</text:span><text:span text:style-name="T8">把三维数组看作多个楼层，多个行，多个列的房间号分布</text:span></text:p>
      <text:p text:style-name="P1"><text:span text:style-name="T13">print</text:span><text:span text:style-name="T5">(b[</text:span><text:span text:style-name="T4">0</text:span><text:span text:style-name="T2">,</text:span><text:span text:style-name="T4">1</text:span><text:span text:style-name="T2">,</text:span><text:span text:style-name="T5">::</text:span><text:span text:style-name="T4">2</text:span><text:span text:style-name="T5">]) </text:span><text:span text:style-name="T7">#</text:span><text:span text:style-name="T8">第</text:span><text:span text:style-name="T7">0</text:span><text:span text:style-name="T8">层，第</text:span><text:span text:style-name="T7">1</text:span><text:span text:style-name="T8">行，列每隔</text:span><text:span text:style-name="T7">2</text:span><text:span text:style-name="T8">选一个</text:span></text:p>
      <text:p text:style-name="P1"><text:span text:style-name="T13">print</text:span><text:span text:style-name="T5">(b[...</text:span><text:span text:style-name="T2">,</text:span><text:span text:style-name="T4">2</text:span><text:span text:style-name="T5">]) <text:s text:c="2"/></text:span><text:span text:style-name="T7">#</text:span><text:span text:style-name="T8">所有楼层，所有行，第</text:span><text:span text:style-name="T7">2</text:span><text:span text:style-name="T8">列的房间号</text:span></text:p>
      <text:p text:style-name="P1"><text:span text:style-name="T13">print</text:span><text:span text:style-name="T5">(b[</text:span><text:span text:style-name="T4">0</text:span><text:span text:style-name="T2">,</text:span><text:span text:style-name="T5">:</text:span><text:span text:style-name="T2">,</text:span><text:span text:style-name="T5">-</text:span><text:span text:style-name="T4">1</text:span><text:span text:style-name="T5">]) <text:s text:c="2"/></text:span><text:span text:style-name="T7">#</text:span><text:span text:style-name="T8">第一层，最后一列所有房间</text:span></text:p>
      <text:p text:style-name="P1"><text:span text:style-name="T13">print</text:span><text:span text:style-name="T5">(b[</text:span><text:span text:style-name="T4">0</text:span><text:span text:style-name="T2">,</text:span><text:span text:style-name="T5">::-</text:span><text:span text:style-name="T4">1</text:span><text:span text:style-name="T2">,</text:span><text:span text:style-name="T5">-</text:span><text:span text:style-name="T4">1</text:span><text:span text:style-name="T5">]) <text:s text:c="2"/></text:span><text:span text:style-name="T7">#</text:span><text:span text:style-name="T8">第一层，最后一列所有房间反向选取</text:span></text:p>
      <text:p text:style-name="P1"><text:span text:style-name="T7">#</text:span><text:span text:style-name="T11">如果多</text:span><text:span text:style-name="T8">维数组中执行翻转一维数组的命令，将在第一维度上翻转所有元素</text:span></text:p>
      <text:p text:style-name="P13"><text:span text:style-name="T12">print</text:span>(b[::-<text:span text:style-name="T3">1</text:span>])<text:bookmark-end text:name="__DdeLink__9801_1284322270"/></text:p>
      <text:p text:style-name="P7">3.改变多维数组的维度</text:p>
      <text:p text:style-name="P2"><text:span text:style-name="T1">from </text:span>numpy <text:span text:style-name="T1">import </text:span>*</text:p>
      <text:p text:style-name="P2"><text:span text:style-name="T1">def </text:span><text:span text:style-name="T14">print_line</text:span>():</text:p>
      <text:p text:style-name="P1"><text:s text:c="4"/><text:span text:style-name="T13">print</text:span><text:span text:style-name="T5">(</text:span><text:span text:style-name="T16">"==="</text:span><text:span text:style-name="T5">*</text:span><text:span text:style-name="T4">20</text:span><text:span text:style-name="T5">)</text:span></text:p>
      <text:p text:style-name="P1"><text:span text:style-name="T7">#1.reshape</text:span><text:span text:style-name="T8">函数，变为多维</text:span></text:p>
      <text:p text:style-name="P2">b=arange(<text:span text:style-name="T3">24</text:span>).reshape(<text:span text:style-name="T3">4</text:span><text:span text:style-name="T1">,</text:span><text:span text:style-name="T3">6</text:span>)</text:p>
      <text:p text:style-name="P2"><text:span text:style-name="T12">print</text:span>(b)</text:p>
      <text:p text:style-name="P2">print_line()</text:p>
      <text:p text:style-name="P1"><text:span text:style-name="T7">#2.ravel</text:span><text:span text:style-name="T8">展平数组</text:span><text:span text:style-name="T7">,</text:span><text:span text:style-name="T8">返回一个视图</text:span></text:p>
      <text:p text:style-name="P2"><text:span text:style-name="T12">print</text:span>(b.ravel())</text:p>
      <text:p text:style-name="P2"><text:span text:style-name="T12">print</text:span>(b)</text:p>
      <text:p text:style-name="P2">print_line()</text:p>
      <text:p text:style-name="P11">#3.flatten</text:p>
      <text:p text:style-name="P1"><text:span text:style-name="T7">#</text:span><text:span text:style-name="T8">功能同</text:span><text:span text:style-name="T7">ravel</text:span><text:span text:style-name="T8">，不过会实际分配内存来保存结果，</text:span><text:span text:style-name="T7">ravel</text:span><text:span text:style-name="T8">只是展开一个视图</text:span></text:p>
      <text:p text:style-name="P2"><text:soft-page-break/>c=b.flatten()</text:p>
      <text:p text:style-name="P2"><text:span text:style-name="T12">print</text:span>(c)</text:p>
      <text:p text:style-name="P2"><text:span text:style-name="T12">print</text:span>(b)</text:p>
      <text:p text:style-name="P2">print_line()</text:p>
      <text:p text:style-name="P1"><text:span text:style-name="T7">#4.</text:span><text:span text:style-name="T8">用元组设置维度</text:span><text:span text:style-name="T7">,</text:span><text:span text:style-name="T8">同</text:span><text:span text:style-name="T7">reshape()</text:span><text:span text:style-name="T8">，直接改变数组</text:span></text:p>
      <text:p text:style-name="P2">b.shape=(<text:span text:style-name="T3">3</text:span><text:span text:style-name="T1">,</text:span><text:span text:style-name="T3">8</text:span>)</text:p>
      <text:p text:style-name="P2"><text:span text:style-name="T12">print</text:span>(b)</text:p>
      <text:p text:style-name="P2">print_line()</text:p>
      <text:p text:style-name="P1"><text:span text:style-name="T7">#5.transpose</text:span><text:span text:style-name="T8">在线性代数中常用的转置矩阵</text:span></text:p>
      <text:p text:style-name="P2">d=b.transpose()</text:p>
      <text:p text:style-name="P2"><text:span text:style-name="T12">print</text:span>(d)</text:p>
      <text:p text:style-name="P1"><text:span text:style-name="T7">#5.resize:</text:span><text:span text:style-name="T8">和</text:span><text:span text:style-name="T7">reshape</text:span><text:span text:style-name="T8">功能一样，但是</text:span><text:span text:style-name="T7">resize</text:span><text:span text:style-name="T8">直接改变数组本身</text:span></text:p>
      <text:p text:style-name="P2">b.resize((<text:span text:style-name="T3">2</text:span><text:span text:style-name="T1">,</text:span><text:span text:style-name="T3">12</text:span>))</text:p>
      <text:p text:style-name="P13"><text:span text:style-name="T12">print</text:span>(b)</text:p>
      <text:p text:style-name="P8">4.数组的组合</text:p>
      <text:p text:style-name="P4"><text:span text:style-name="T1">import </text:span>numpy <text:span text:style-name="T1">as </text:span>np</text:p>
      <text:p text:style-name="P2"><text:span text:style-name="T1">from </text:span>numpy <text:span text:style-name="T1">import </text:span>*</text:p>
      <text:p text:style-name="P2"><text:span text:style-name="T1">def </text:span><text:span text:style-name="T14">print_line</text:span>():</text:p>
      <text:p text:style-name="P1"><text:s text:c="4"/><text:span text:style-name="T13">print</text:span><text:span text:style-name="T5">(</text:span><text:span text:style-name="T16">"==="</text:span><text:span text:style-name="T5">*</text:span><text:span text:style-name="T4">20</text:span><text:span text:style-name="T5">)</text:span></text:p>
      <text:p text:style-name="P2">a = arange(<text:span text:style-name="T3">9</text:span>).reshape(<text:span text:style-name="T3">3</text:span><text:span text:style-name="T1">,</text:span><text:span text:style-name="T3">3</text:span>)</text:p>
      <text:p text:style-name="P2">b=<text:span text:style-name="T3">2</text:span>*a</text:p>
      <text:p text:style-name="P2"><text:span text:style-name="T12">print</text:span>(a)</text:p>
      <text:p text:style-name="P2"><text:span text:style-name="T12">print</text:span>(b)</text:p>
      <text:p text:style-name="P2">print_line()</text:p>
      <text:p text:style-name="P1"><text:span text:style-name="T7">#1.</text:span><text:span text:style-name="T8">水平组合</text:span></text:p>
      <text:p text:style-name="P2"><text:span text:style-name="T12">print</text:span>(hstack((a<text:span text:style-name="T1">,</text:span>b)))</text:p>
      <text:p text:style-name="P2"><text:span text:style-name="T12">print</text:span>(concatenate((a<text:span text:style-name="T1">,</text:span>b)<text:span text:style-name="T1">,</text:span><text:span text:style-name="T17">axis</text:span>=<text:span text:style-name="T3">1</text:span>))</text:p>
      <text:p text:style-name="P2">print_line()</text:p>
      <text:p text:style-name="P1"><text:span text:style-name="T7">#2.</text:span><text:span text:style-name="T8">垂直组合</text:span></text:p>
      <text:p text:style-name="P2"><text:span text:style-name="T12">print</text:span>(vstack((a<text:span text:style-name="T1">,</text:span>b)))</text:p>
      <text:p text:style-name="P2"><text:span text:style-name="T12">print</text:span>(concatenate((a<text:span text:style-name="T1">,</text:span>b)<text:span text:style-name="T1">,</text:span><text:span text:style-name="T17">axis</text:span>=<text:span text:style-name="T3">0</text:span>))</text:p>
      <text:p text:style-name="P2">print_line()</text:p>
      <text:p text:style-name="P1"><text:span text:style-name="T7">#3.</text:span><text:span text:style-name="T8">深度组合：沿</text:span><text:span text:style-name="T10">“</text:span><text:span text:style-name="T8">深度</text:span><text:span text:style-name="T10">”</text:span><text:span text:style-name="T8">进行叠加</text:span></text:p>
      <text:p text:style-name="P2"><text:span text:style-name="T12">print</text:span>(dstack((a<text:span text:style-name="T1">,</text:span>b)))</text:p>
      <text:p text:style-name="P1"><text:span text:style-name="T7">#4.</text:span><text:span text:style-name="T8">列组合：</text:span></text:p>
      <text:p text:style-name="P1"><text:span text:style-name="T7">#</text:span><text:span text:style-name="T8">对于一维数组，按列方向进行组合</text:span></text:p>
      <text:p text:style-name="P2">oned=arange(<text:span text:style-name="T3">2</text:span>)</text:p>
      <text:p text:style-name="P2">twice_ond=oned*<text:span text:style-name="T3">2</text:span></text:p>
      <text:p text:style-name="P2"><text:span text:style-name="T12">print</text:span>(column_stack((oned<text:span text:style-name="T1">,</text:span>twice_ond)))</text:p>
      <text:p text:style-name="P11">#[[0 0]</text:p>
      <text:p text:style-name="P10"><text:soft-page-break/><text:s/><text:span text:style-name="T5">#[1 2]]</text:span></text:p>
      <text:p text:style-name="P1"><text:span text:style-name="T6"><text:s/></text:span><text:span text:style-name="T7">#</text:span><text:span text:style-name="T8">对于多维数组，功能同</text:span><text:span text:style-name="T7">hstack()</text:span></text:p>
      <text:p text:style-name="P1"><text:span text:style-name="T7">#5.</text:span><text:span text:style-name="T8">行组合</text:span></text:p>
      <text:p text:style-name="P1"><text:span text:style-name="T7">#</text:span><text:span text:style-name="T8">对于一维数组，按行方向进行组合</text:span></text:p>
      <text:p text:style-name="P2"><text:span text:style-name="T12">print</text:span>(row_stack((oned<text:span text:style-name="T1">,</text:span>twice_ond)))</text:p>
      <text:p text:style-name="P11">#[[0 1]</text:p>
      <text:p text:style-name="P11">#[0 2]]</text:p>
      <text:p text:style-name="P12"><text:span text:style-name="T7">#</text:span><text:span text:style-name="T8">对于多维数组，功能同</text:span><text:span text:style-name="T7">vstack()</text:span></text:p>
      <text:p text:style-name="P8"/>
      <text:p text:style-name="P8">5.数组的分割</text:p>
      <text:p text:style-name="P4"><text:span text:style-name="T1">import </text:span>numpy <text:span text:style-name="T1">as </text:span>np</text:p>
      <text:p text:style-name="P2"><text:span text:style-name="T1">from </text:span>numpy <text:span text:style-name="T1">import </text:span>*</text:p>
      <text:p text:style-name="P2"><text:span text:style-name="T1">def </text:span><text:span text:style-name="T14">print_line</text:span>():</text:p>
      <text:p text:style-name="P1"><text:s text:c="4"/><text:span text:style-name="T13">print</text:span><text:span text:style-name="T5">(</text:span><text:span text:style-name="T16">"==="</text:span><text:span text:style-name="T5">*</text:span><text:span text:style-name="T4">20</text:span><text:span text:style-name="T5">)</text:span></text:p>
      <text:p text:style-name="P2">a = arange(<text:span text:style-name="T3">9</text:span>).reshape(<text:span text:style-name="T3">3</text:span><text:span text:style-name="T1">,</text:span><text:span text:style-name="T3">3</text:span>)</text:p>
      <text:p text:style-name="P2"><text:span text:style-name="T12">print</text:span>(a)</text:p>
      <text:p text:style-name="P1"><text:span text:style-name="T7">#1.</text:span><text:span text:style-name="T8">水平分割</text:span></text:p>
      <text:p text:style-name="P2">b=hsplit(a<text:span text:style-name="T1">,</text:span><text:span text:style-name="T3">3</text:span>)</text:p>
      <text:p text:style-name="P2"><text:span text:style-name="T1">for </text:span>item <text:span text:style-name="T1">in </text:span>b:</text:p>
      <text:p text:style-name="P1"><text:s text:c="4"/><text:span text:style-name="T13">print</text:span><text:span text:style-name="T5">(item)</text:span></text:p>
      <text:p text:style-name="P2">print_line()</text:p>
      <text:p text:style-name="P2">c=split(a<text:span text:style-name="T1">,</text:span><text:span text:style-name="T3">3</text:span><text:span text:style-name="T1">,</text:span><text:span text:style-name="T17">axis</text:span>=<text:span text:style-name="T3">1</text:span>)</text:p>
      <text:p text:style-name="P2"><text:span text:style-name="T12">print</text:span>(type(c))</text:p>
      <text:p text:style-name="P2"><text:span text:style-name="T1">for </text:span>item <text:span text:style-name="T1">in </text:span>c:</text:p>
      <text:p text:style-name="P1"><text:s text:c="4"/><text:span text:style-name="T13">print</text:span><text:span text:style-name="T5">(item)</text:span></text:p>
      <text:p text:style-name="P2">print_line()</text:p>
      <text:p text:style-name="P1"><text:span text:style-name="T7">#2.</text:span><text:span text:style-name="T8">垂直分割</text:span></text:p>
      <text:p text:style-name="P2">b=vsplit(a<text:span text:style-name="T1">,</text:span><text:span text:style-name="T3">3</text:span>)</text:p>
      <text:p text:style-name="P2"><text:span text:style-name="T1">for </text:span>item <text:span text:style-name="T1">in </text:span>b:</text:p>
      <text:p text:style-name="P1"><text:s text:c="4"/><text:span text:style-name="T13">print</text:span><text:span text:style-name="T5">(item)</text:span></text:p>
      <text:p text:style-name="P2">c=split(a<text:span text:style-name="T1">,</text:span><text:span text:style-name="T3">3</text:span><text:span text:style-name="T1">,</text:span><text:span text:style-name="T17">axis</text:span>=<text:span text:style-name="T3">0</text:span>)</text:p>
      <text:p text:style-name="P2"><text:span text:style-name="T1">for </text:span>item <text:span text:style-name="T1">in </text:span>c:</text:p>
      <text:p text:style-name="P1"><text:s text:c="4"/><text:span text:style-name="T13">print</text:span><text:span text:style-name="T5">(item)</text:span></text:p>
      <text:p text:style-name="P2">print_line()</text:p>
      <text:p text:style-name="P1"><text:span text:style-name="T7">#3.</text:span><text:span text:style-name="T8">深度分割</text:span></text:p>
      <text:p text:style-name="P1"><text:span text:style-name="T7">#</text:span><text:span text:style-name="T8">按深度方向，切蛋糕</text:span><text:span text:style-name="T7">,</text:span><text:span text:style-name="T8">切完之后维度是</text:span><text:span text:style-name="T7">(3,3,1)</text:span></text:p>
      <text:p text:style-name="P2">c=arange(<text:span text:style-name="T3">27</text:span>).reshape(<text:span text:style-name="T3">3</text:span><text:span text:style-name="T1">,</text:span><text:span text:style-name="T3">3</text:span><text:span text:style-name="T1">,</text:span><text:span text:style-name="T3">3</text:span>)</text:p>
      <text:p text:style-name="P2"><text:span text:style-name="T12">print</text:span>(c)</text:p>
      <text:p text:style-name="P2">d=dsplit(c<text:span text:style-name="T1">,</text:span><text:span text:style-name="T3">3</text:span>)</text:p>
      <text:p text:style-name="P2"><text:span text:style-name="T12">print</text:span>(type(d))</text:p>
      <text:p text:style-name="P2"><text:span text:style-name="T1">for </text:span>item <text:span text:style-name="T1">in </text:span>d:</text:p>
      <text:p text:style-name="P12"><text:soft-page-break/><text:s text:c="4"/><text:span text:style-name="T13">print</text:span><text:span text:style-name="T5">(item.shape)</text:span></text:p>
      <text:p text:style-name="P8"/>
      <text:p text:style-name="P8">6.数组的属性</text:p>
      <text:p text:style-name="P8">除了<text:span text:style-name="T18">shape和dtype属性之外，ndarray对象还有很多其他属性；</text:span></text:p>
      <text:p text:style-name="P4"><text:span text:style-name="T1">import </text:span>numpy <text:span text:style-name="T1">as </text:span>np</text:p>
      <text:p text:style-name="P2"><text:span text:style-name="T1">from </text:span>numpy <text:span text:style-name="T1">import </text:span>*</text:p>
      <text:p text:style-name="P2">b=arange(<text:span text:style-name="T3">24</text:span>).reshape(<text:span text:style-name="T3">2</text:span><text:span text:style-name="T1">,</text:span><text:span text:style-name="T3">12</text:span>)</text:p>
      <text:p text:style-name="P1"><text:span text:style-name="T7">#1.ndim</text:span><text:span text:style-name="T8">数组维度</text:span></text:p>
      <text:p text:style-name="P2"><text:span text:style-name="T12">print</text:span>(b.ndim)</text:p>
      <text:p text:style-name="P1"><text:span text:style-name="T7">#2.size</text:span><text:span text:style-name="T8">：数组元素总数</text:span></text:p>
      <text:p text:style-name="P2"><text:span text:style-name="T12">print</text:span>(b.size)</text:p>
      <text:p text:style-name="P1"><text:span text:style-name="T7">#3.itemsize:</text:span><text:span text:style-name="T8">数组中单个元素所占内存字节数</text:span></text:p>
      <text:p text:style-name="P2"><text:span text:style-name="T12">print</text:span>(b.itemsize)</text:p>
      <text:p text:style-name="P11">#4.nbytes:size*itemsize</text:p>
      <text:p text:style-name="P1"><text:span text:style-name="T7">#</text:span><text:span text:style-name="T8">整个数组所占存储空间</text:span></text:p>
      <text:p text:style-name="P2"><text:span text:style-name="T12">print</text:span>(b.nbytes)</text:p>
      <text:p text:style-name="P1"><text:span text:style-name="T7">#5.T </text:span><text:span text:style-name="T8">等效于</text:span><text:span text:style-name="T7">transpose</text:span></text:p>
      <text:p text:style-name="P2">b.resize(<text:span text:style-name="T3">6</text:span><text:span text:style-name="T1">,</text:span><text:span text:style-name="T3">4</text:span>)</text:p>
      <text:p text:style-name="P2"><text:span text:style-name="T12">print</text:span>(b)</text:p>
      <text:p text:style-name="P2"><text:span text:style-name="T12">print</text:span>(b.T)</text:p>
      <text:p text:style-name="P1"><text:span text:style-name="T7">#</text:span><text:span text:style-name="T8">对于一维数组</text:span><text:span text:style-name="T7">,.T</text:span><text:span text:style-name="T8">就是其本身</text:span></text:p>
      <text:p text:style-name="P2">a=arange(<text:span text:style-name="T3">6</text:span>)</text:p>
      <text:p text:style-name="P2"><text:span text:style-name="T12">print</text:span>(a.T)</text:p>
      <text:p text:style-name="P1"><text:span text:style-name="T7">#6.</text:span><text:span text:style-name="T8">复数</text:span></text:p>
      <text:p text:style-name="P2">c=array([<text:span text:style-name="T3">1.j</text:span>+<text:span text:style-name="T3">1</text:span><text:span text:style-name="T1">,</text:span><text:span text:style-name="T3">2.j</text:span>+<text:span text:style-name="T3">3</text:span>])</text:p>
      <text:p text:style-name="P2"><text:span text:style-name="T12">print</text:span>(c)</text:p>
      <text:p text:style-name="P2"><text:span text:style-name="T12">print</text:span>(c.real)</text:p>
      <text:p text:style-name="P2"><text:span text:style-name="T12">print</text:span>(c.imag)</text:p>
      <text:p text:style-name="P2"><text:span text:style-name="T12">print</text:span>(c.dtype)</text:p>
      <text:p text:style-name="P1"><text:span text:style-name="T7">#7.flat:</text:span><text:span text:style-name="T8">迭代器</text:span></text:p>
      <text:p text:style-name="P1"><text:span text:style-name="T7">#</text:span><text:span text:style-name="T8">是唯一获得</text:span><text:span text:style-name="T7">flatiter</text:span><text:span text:style-name="T8">对象的方式，可以像遍历一维数组一样去遍历多维数组</text:span></text:p>
      <text:p text:style-name="P2">b=arange(<text:span text:style-name="T3">4</text:span>).reshape(<text:span text:style-name="T3">2</text:span><text:span text:style-name="T1">,</text:span><text:span text:style-name="T3">2</text:span>)</text:p>
      <text:p text:style-name="P2"><text:span text:style-name="T12">print</text:span>(b)</text:p>
      <text:p text:style-name="P2">f = b.flat</text:p>
      <text:p text:style-name="P2"><text:span text:style-name="T1">for </text:span>item <text:span text:style-name="T1">in </text:span>f:</text:p>
      <text:p text:style-name="P1"><text:s text:c="4"/><text:span text:style-name="T13">print</text:span><text:span text:style-name="T5">(item)</text:span></text:p>
      <text:p text:style-name="P1"><text:span text:style-name="T7">#</text:span><text:span text:style-name="T8">可以用</text:span><text:span text:style-name="T7">flatiter</text:span><text:span text:style-name="T8">直接获取一个数组元素</text:span></text:p>
      <text:p text:style-name="P2"><text:span text:style-name="T12">print</text:span>(b.flat[<text:span text:style-name="T3">2</text:span>])</text:p>
      <text:p text:style-name="P2"><text:span text:style-name="T12">print</text:span>(<text:span text:style-name="T15">"*"</text:span>*<text:span text:style-name="T3">20</text:span>)</text:p>
      <text:p text:style-name="P1"><text:span text:style-name="T7">#</text:span><text:span text:style-name="T8">可以获取多个元素</text:span></text:p>
      <text:p text:style-name="P2"><text:soft-page-break/><text:span text:style-name="T12">print</text:span>(b.flat[[<text:span text:style-name="T3">1</text:span><text:span text:style-name="T1">,</text:span><text:span text:style-name="T3">3</text:span>]])</text:p>
      <text:p text:style-name="P1"><text:span text:style-name="T7">#flat</text:span><text:span text:style-name="T8">属性可以被赋值</text:span><text:span text:style-name="T7">,</text:span><text:span text:style-name="T8">对</text:span><text:span text:style-name="T7">flat</text:span><text:span text:style-name="T8">属性赋值将导致整个数组元素都被覆盖</text:span></text:p>
      <text:p text:style-name="P2">b.flat=<text:span text:style-name="T3">8</text:span></text:p>
      <text:p text:style-name="P2"><text:span text:style-name="T12">print</text:span>(b)</text:p>
      <text:p text:style-name="P1"><text:span text:style-name="T7">#</text:span><text:span text:style-name="T8">对指定</text:span><text:span text:style-name="T7">flat</text:span><text:span text:style-name="T8">赋值，改变相对应元素</text:span></text:p>
      <text:p text:style-name="P2">b.flat[[<text:span text:style-name="T3">1</text:span><text:span text:style-name="T1">,</text:span><text:span text:style-name="T3">2</text:span>]]=<text:span text:style-name="T3">2</text:span></text:p>
      <text:p text:style-name="P13"><text:span text:style-name="T12">print</text:span>(b)</text:p>
      <text:p text:style-name="P9">7.数组的转换</text:p>
      <text:p text:style-name="P5"><text:span text:style-name="T1">import </text:span>numpy <text:span text:style-name="T1">as </text:span>np</text:p>
      <text:p text:style-name="P2"><text:span text:style-name="T1">from </text:span>numpy <text:span text:style-name="T1">import </text:span>*</text:p>
      <text:p text:style-name="P2">b=array([<text:span text:style-name="T3">1.</text:span>+<text:span text:style-name="T3">1.j</text:span><text:span text:style-name="T1">,</text:span><text:span text:style-name="T3">3.</text:span>+<text:span text:style-name="T3">3.j</text:span>])</text:p>
      <text:p text:style-name="P2"><text:span text:style-name="T12">print</text:span>(b)</text:p>
      <text:p text:style-name="P11">#[1.+1.j 3.+3.j]</text:p>
      <text:p text:style-name="P1"><text:span text:style-name="T7">#tolist:</text:span><text:span text:style-name="T8">将</text:span><text:span text:style-name="T7">Numpy</text:span><text:span text:style-name="T8">数组转换成</text:span><text:span text:style-name="T7">Python</text:span><text:span text:style-name="T8">列表</text:span></text:p>
      <text:p text:style-name="P2"><text:span text:style-name="T12">print</text:span>(b.tolist())</text:p>
      <text:p text:style-name="P11">#[(1+1j), (3+3j)]</text:p>
      <text:p text:style-name="P2"><text:span text:style-name="T12">print</text:span>(<text:span text:style-name="T15">"*"</text:span>*<text:span text:style-name="T3">88</text:span>)</text:p>
      <text:p text:style-name="P1"><text:span text:style-name="T7">#astype:</text:span><text:span text:style-name="T8">转换数组时指定数据类型</text:span></text:p>
      <text:p text:style-name="P1"><text:span text:style-name="T13">print</text:span><text:span text:style-name="T5">(b.astype(</text:span><text:span text:style-name="T13">int</text:span><text:span text:style-name="T5">)) <text:s/></text:span><text:span text:style-name="T7">#</text:span><text:span text:style-name="T8">丢掉虚数部分</text:span></text:p>
      <text:p text:style-name="P12"><text:span text:style-name="T13">print</text:span><text:span text:style-name="T5">(b.astype(</text:span><text:span text:style-name="T16">'complex'</text:span><text:span text:style-name="T5">)) <text:s/></text:span><text:span text:style-name="T7">#</text:span><text:span text:style-name="T8">可以字符串做参数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16:12:44.418256848</meta:creation-date>
    <meta:generator>LibreOffice/5.1.6.2$Linux_X86_64 LibreOffice_project/10m0$Build-2</meta:generator>
    <dc:date>2018-08-18T14:30:01.546118617</dc:date>
    <meta:editing-duration>PT1H24M17S</meta:editing-duration>
    <meta:editing-cycles>6</meta:editing-cycles>
    <meta:document-statistic meta:table-count="0" meta:image-count="0" meta:object-count="0" meta:page-count="5" meta:paragraph-count="177" meta:word-count="907" meta:character-count="2902" meta:non-whitespace-character-count="2778"/>
  </office:meta>
</office:document-meta>
</file>